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duct No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C Compan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C Compa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CC Compan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CC Compan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AA Compan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CC Compan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BB Compan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AA Compan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23T21:43:17.965018442</dc:date>
    <meta:editing-duration>PT42S</meta:editing-duration>
    <meta:editing-cycles>1</meta:editing-cycles>
    <meta:document-statistic meta:table-count="1" meta:cell-count="116" meta:object-count="0"/>
  </office:meta>
</office:document-meta>
</file>